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tion</text:p>
      <text:p text:style-name="Standard"/>
      <text:p text:style-name="Standard">Quoting from project webstie:</text:p>
      <text:p text:style-name="Text_20_body">“As to content, the "trade show" metaphor is useful, but you should aim for more than just a glitzy demonstration. The instructors really will be looking for evidence that you accomplished something, that you learned something, and that you can present something clearly. You might think of:</text:p>
      <text:list xml:id="list77033794" text:style-name="L1">
        <text:list-item>
          <text:p text:style-name="P3">a short introduction to what your system is supposed to do, </text:p>
        </text:list-item>
        <text:list-item>
          <text:p text:style-name="P3">a quick summary of major features, </text:p>
        </text:list-item>
        <text:list-item>
          <text:p text:style-name="P3">a demo of a small number (two or three?) of features; glitzy is fine but pick features known to work, </text:p>
        </text:list-item>
        <text:list-item>
          <text:p text:style-name="P3">a brief overview of architecture, implementation, or how it works, and </text:p>
        </text:list-item>
        <text:list-item>
          <text:p text:style-name="P2">something that worked well or failed to work out or that you might explore if there were more time.”</text:p>
        </text:list-item>
      </text:list>
      <text:p text:style-name="Standard">Outline:</text:p>
      <text:list xml:id="list535004672" text:style-name="L2">
        <text:list-item>
          <text:p text:style-name="P1">Introduction to System</text:p>
          <text:list>
            <text:list-item>
              <text:p text:style-name="P1">Motivation</text:p>
              <text:list>
                <text:list-item>
                  <text:p text:style-name="P1">It's hard to study some populations, and even harder to get constant data from them.</text:p>
                  <text:list>
                    <text:list-item>
                      <text:p text:style-name="P1">Want locations and contacts, as well as survey data.</text:p>
                    </text:list-item>
                    <text:list-item>
                      <text:p text:style-name="P1">This sort of data can really be useful.</text:p>
                    </text:list-item>
                  </text:list>
                </text:list-item>
                <text:list-item>
                  <text:p text:style-name="P1">Some of the parts of this system exist, but nothing has been created that brings them all together: surveys, GPS (HMP), and call logging.</text:p>
                </text:list-item>
              </text:list>
            </text:list-item>
            <text:list-item>
              <text:p text:style-name="P1">Audience</text:p>
              <text:list>
                <text:list-item>
                  <text:p text:style-name="P1">Web end users are sociologists or other social science researchers. <text:s/>In theory system can be used for just about any sort of task involving the collection of data from people using smartphones. <text:s/>Mention Naomi Surge.</text:p>
                </text:list-item>
                <text:list-item>
                  <text:p text:style-name="P1">Phone end users can be anyone, but specifically we were asked to write this with the parolee population in mind.</text:p>
                </text:list-item>
                <text:list-item>
                  <text:p text:style-name="P1">Higher level: institutions – universities, etc. can make the server side of our app a tool that is available to their faculty.</text:p>
                </text:list-item>
              </text:list>
            </text:list-item>
            <text:list-item>
              <text:p text:style-name="P1">Goals</text:p>
              <text:list>
                <text:list-item>
                  <text:p text:style-name="P1">System to get real time location data to the best of the ability of the current infrastructure. <text:s/>Sometimes GPS isn't very accurate or can't be used, and sometimes cell towers are no better. </text:p>
                </text:list-item>
                <text:list-item>
                  <text:p text:style-name="P1">Track the calls of people, but do so in an anonymous way. <text:s/>We're interested in the size and spread of the network that a person has, but no who the specific people in it are.</text:p>
                </text:list-item>
                <text:list-item>
                  <text:p text:style-name="P1">Surveys</text:p>
                  <text:list>
                    <text:list-item>
                      <text:p text:style-name="P1">We want to be able to create surveys and send them out to be administered to the phone users (subjects) at set times during the week/day.</text:p>
                    </text:list-item>
                    <text:list-item>
                      <text:p text:style-name="P1">We also want a very flexible system that doesn't just present a series of straight-line questions.</text:p>
                    </text:list-item>
                  </text:list>
                </text:list-item>
                <text:list-item>
                  <text:p text:style-name="P1">Open Source</text:p>
                </text:list-item>
              </text:list>
            </text:list-item>
          </text:list>
        </text:list-item>
        <text:list-item>
          <text:p text:style-name="P1">Features</text:p>
          <text:list>
            <text:list-item>
              <text:p text:style-name="P1">Phone App</text:p>
              <text:list>
                <text:list-item>
                  <text:p text:style-name="P1">Silently tracks location and logs calls.</text:p>
                </text:list-item>
                <text:list-item>
                  <text:p text:style-name="P1">Pulls surveys from the web server.</text:p>
                </text:list-item>
                <text:list-item>
                  <text:p text:style-name="P1">Administers these surveys on a timer, but also allows the user to refuse a survey if s/he is busy. <text:s/>Tracks the answers to these surveys.</text:p>
                </text:list-item>
                <text:list-item>
                  <text:p text:style-name="P1"><text:soft-page-break/>Sends all this information the web server.</text:p>
                </text:list-item>
                <text:list-item>
                  <text:p text:style-name="P1">Allows the user to turn each of these parts on or off for privacy when needed/desired.</text:p>
                </text:list-item>
              </text:list>
            </text:list-item>
            <text:list-item>
              <text:p text:style-name="P1">Web Site</text:p>
              <text:list>
                <text:list-item>
                  <text:p text:style-name="P1">User control – set up accounts, have admins, etc.</text:p>
                </text:list-item>
                <text:list-item>
                  <text:p text:style-name="P1">Subject control – set up who is using the phones (or not, as in Naomi's case) as well as what phones are being used. <text:s/>Basically, associate a particular phone (ie deviceID) with some subject (could just be a number, or could have real data).</text:p>
                </text:list-item>
                <text:list-item>
                  <text:p text:style-name="P1">Create surveys – unique five level survey system:</text:p>
                  <text:list>
                    <text:list-item>
                      <text:p text:style-name="P1">Survey level: can be scheduled to be given at set times during set days of the week.</text:p>
                    </text:list-item>
                    <text:list-item>
                      <text:p text:style-name="P1">Question level: each question has some text that is presented to the user</text:p>
                    </text:list-item>
                    <text:list-item>
                      <text:p text:style-name="P1">Choice level: each question has zero or more choices presented to the user. <text:s/>If zero, then the question is interpreted as free-response.</text:p>
                    </text:list-item>
                    <text:list-item>
                      <text:p text:style-name="P1">Branch level: each question has zero or more branches. <text:s/>Each branch leads to another question.</text:p>
                    </text:list-item>
                    <text:list-item>
                      <text:p text:style-name="P1">Condition level: each branch has zero or more conditions. <text:s/>Each condition checks previous questions. <text:s/>A branch is followed only if all it's conditions evaluate to true.</text:p>
                      <text:list>
                        <text:list-item>
                          <text:p text:style-name="P1">Can check previous answers in current survey.</text:p>
                        </text:list-item>
                        <text:list-item>
                          <text:p text:style-name="P1">Can check previous answers in previous surveys.</text:p>
                        </text:list-item>
                      </text:list>
                    </text:list-item>
                  </text:list>
                </text:list-item>
                <text:list-item>
                  <text:p text:style-name="P1">View Data – can be exported as XLS (Excel) file as well</text:p>
                  <text:list>
                    <text:list-item>
                      <text:p text:style-name="P1">GPS</text:p>
                    </text:list-item>
                    <text:list-item>
                      <text:p text:style-name="P1">Call log – calls are anonymized; can see how many times a particular number was called, but not what that number was.</text:p>
                    </text:list-item>
                    <text:list-item>
                      <text:p text:style-name="P1">Survey answer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Demos</text:p>
          <text:list>
            <text:list-item>
              <text:p text:style-name="P1">Web Site Round 1 - show survey entry; <text:s/>maybe don't enter one ourselves, but just show the one Naomi created.</text:p>
            </text:list-item>
            <text:list-item>
              <text:p text:style-name="P1">Phone App - take a survey (probably Naomi's).</text:p>
            </text:list-item>
            <text:list-item>
              <text:p text:style-name="P1">Web Site Round 2 - show the results of the survey that was just taken.</text:p>
            </text:list-item>
          </text:list>
        </text:list-item>
        <text:list-item>
          <text:p text:style-name="P1">Implementation and Architecture (draw some flowcharts here)</text:p>
          <text:list>
            <text:list-item>
              <text:p text:style-name="P1">Phone App</text:p>
              <text:list>
                <text:list-item>
                  <text:p text:style-name="P1">Google's Linux-based Android</text:p>
                </text:list-item>
                <text:list-item>
                  <text:p text:style-name="P1">Java</text:p>
                </text:list-item>
                <text:list-item>
                  <text:p text:style-name="P1">Services</text:p>
                  <text:list>
                    <text:list-item>
                      <text:p text:style-name="P1">GPS Service</text:p>
                    </text:list-item>
                    <text:list-item>
                      <text:p text:style-name="P1">Scheduler Service</text:p>
                    </text:list-item>
                  </text:list>
                </text:list-item>
                <text:list-item>
                  <text:p text:style-name="P1">Activities</text:p>
                  <text:list>
                    <text:list-item>
                      <text:p text:style-name="P1">Survey Activity</text:p>
                    </text:list-item>
                    <text:list-item>
                      <text:p text:style-name="P1">Control Panel (Admin Pane) Activity</text:p>
                    </text:list-item>
                    <text:list-item>
                      <text:p text:style-name="P1">Device ID Activity</text:p>
                    </text:list-item>
                  </text:list>
                </text:list-item>
              </text:list>
            </text:list-item>
            <text:list-item>
              <text:p text:style-name="P1">Web Site</text:p>
              <text:list>
                <text:list-item>
                  <text:p text:style-name="P1">PHP – the most supported</text:p>
                </text:list-item>
                <text:list-item>
                  <text:p text:style-name="P1">CakePHP</text:p>
                  <text:list>
                    <text:list-item>
                      <text:p text:style-name="P1">MVC</text:p>
                    </text:list-item>
                    <text:list-item>
                      <text:p text:style-name="P1">Easy security</text:p>
                    </text:list-item>
                    <text:list-item>
                      <text:p text:style-name="P1">Keeps things organized</text:p>
                    </text:list-item>
                    <text:list-item>
                      <text:p text:style-name="P1">Open source (MIT) and requires no Apache mods besides mod_php</text:p>
                    </text:list-item>
                    <text:list-item>
                      <text:p text:style-name="P1">Probably should mention jQuery (also MIT) </text:p>
                    </text:list-item>
                  </text:list>
                </text:list-item>
                <text:list-item>
                  <text:p text:style-name="P1">Major modules</text:p>
                  <text:list>
                    <text:list-item>
                      <text:p text:style-name="P1">Surveys including Questions, Choices, Branches, and Conditions</text:p>
                    </text:list-item>
                    <text:list-item>
                      <text:p text:style-name="P1"><text:soft-page-break/>Users</text:p>
                    </text:list-item>
                    <text:list-item>
                      <text:p text:style-name="P1">Subjects</text:p>
                    </text:list-item>
                    <text:list-item>
                      <text:p text:style-name="P1">Data – shows collected data</text:p>
                    </text:list-item>
                    <text:list-item>
                      <text:p text:style-name="P1">Answers – send/receive from phone</text:p>
                    </text:list-item>
                  </text:list>
                </text:list-item>
                <text:list-item>
                  <text:p text:style-name="P1">MySQL – though CakePHP supports many others. <text:s/>It would be pretty easy to port our site to another database provider.</text:p>
                </text:list-item>
              </text:list>
            </text:list-item>
          </text:list>
        </text:list-item>
        <text:list-item>
          <text:p text:style-name="P1">Development (what else to put here?)</text:p>
          <text:list>
            <text:list-item>
              <text:p text:style-name="P1">Tools</text:p>
              <text:list>
                <text:list-item>
                  <text:p text:style-name="P1">GitHub</text:p>
                </text:list-item>
                <text:list-item>
                  <text:p text:style-name="P1">Eclipse</text:p>
                </text:list-item>
                <text:list-item>
                  <text:p text:style-name="P1">Android SDK/emulator</text:p>
                </text:list-item>
                <text:list-item>
                  <text:p text:style-name="P1">Test phones courtesy of Naomi</text:p>
                </text:list-item>
              </text:list>
            </text:list-item>
            <text:list-item>
              <text:p text:style-name="P1">Big team (supposed to be limited to five) caused some problems</text:p>
            </text:list-item>
          </text:list>
        </text:list-item>
        <text:list-item>
          <text:p text:style-name="P1">Future Plans</text:p>
          <text:list>
            <text:list-item>
              <text:p text:style-name="P1">Overall</text:p>
              <text:list>
                <text:list-item>
                  <text:p text:style-name="P1">Summer development – probably Austin and Tony</text:p>
                </text:list-item>
                <text:list-item>
                  <text:p text:style-name="P1">Hope to do beta in 12 person 1 month study at end of summer</text:p>
                </text:list-item>
              </text:list>
            </text:list-item>
            <text:list-item>
              <text:p text:style-name="P1">Phone App – add:</text:p>
              <text:list>
                <text:list-item>
                  <text:p text:style-name="P1">better tracking and reporting of when app is on/off</text:p>
                </text:list-item>
                <text:list-item>
                  <text:p text:style-name="P1">UI features (for example, turning the phone sideways)</text:p>
                </text:list-item>
                <text:list-item>
                  <text:p text:style-name="P1">more configuration options</text:p>
                </text:list-item>
              </text:list>
            </text:list-item>
            <text:list-item>
              <text:p text:style-name="P1">Web Site – add:</text:p>
              <text:list>
                <text:list-item>
                  <text:p text:style-name="P1">Study level over everything: give the ability to run multiple studies on the same server</text:p>
                </text:list-item>
                <text:list-item>
                  <text:p text:style-name="P1">enhanced usability:</text:p>
                  <text:list>
                    <text:list-item>
                      <text:p text:style-name="P1">do away with ids in GUI</text:p>
                    </text:list-item>
                    <text:list-item>
                      <text:p text:style-name="P1">drag and drop survey trees</text:p>
                    </text:list-item>
                  </text:list>
                </text:list-item>
                <text:list-item>
                  <text:p text:style-name="P1">Much more configurability via config file sent to phon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stin </meta:initial-creator>
    <meta:creation-date>2011-05-03T22:49:52</meta:creation-date>
    <dc:date>2011-05-04T14:55:33</dc:date>
    <dc:creator>Austin Walker</dc:creator>
    <meta:editing-duration>PT02H37M27S</meta:editing-duration>
    <meta:editing-cycles>41</meta:editing-cycles>
    <meta:generator>OpenOffice.org/3.2$Unix OpenOffice.org_project/320m12$Build-9483</meta:generator>
    <meta:document-statistic meta:table-count="0" meta:image-count="0" meta:object-count="0" meta:page-count="3" meta:paragraph-count="99" meta:word-count="998" meta:character-count="5404"/>
  </office:meta>
</office:document-meta>
</file>